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114.839cm" style:use-optimal-column-width="false"/>
    </style:style>
    <style:style style:name="ro1" style:family="table-row">
      <style:table-row-properties style:row-height="23.812cm" style:use-optimal-row-height="false"/>
    </style:style>
    <style:style style:name="ro2" style:family="table-row">
      <style:table-row-properties style:row-height="23.819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3" style:family="table-cell">
      <loext:graphic-properties draw:textarea-horizontal-align="right" draw:textarea-vertical-align="middle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4.838cm" svg:height="404.81cm" svg:x="0cm" svg:y="0cm">
          <table:table table:template-name="magenta-gray" table:use-banding-rows-styles="true">
            <table:table-column table:style-name="co1"/>
            <table:table-row table:style-name="ro1">
              <table:table-cell table:style-name="ce1">
                <text:p text:style-name="P1">اگر نہ ہوتیں جناب زینبؑ نہ ہوتا اللہ کا نام لیوا<text:line-break/>اگر نہ ہوتیں جناب زینبؑ نہ دین ہوتا نہ ہوتا کلمہ<text:span text:style-name="T1"><text:line-break/></text:span><text:span text:style-name="T1"/></text:p>
              </table:table-cell>
            </table:table-row>
            <table:table-row table:style-name="ro1">
              <table:table-cell table:style-name="ce2">
                <text:p text:style-name="P1">اگر نہ ہوتیں جناب زینبؑ حسینؑؑ کا کام تھا اَدُھورا<text:line-break/>اگر نہ ہوتیں جناب زینبؑ حسینؑؑ کی کون تھی شریکہ<text:span text:style-name="T1"><text:line-break/></text:span><text:span text:style-name="T1"/></text:p>
              </table:table-cell>
            </table:table-row>
            <table:table-row table:style-name="ro1">
              <table:table-cell table:style-name="ce3">
                <text:p text:style-name="P1">حسینؑؑ کی ہے شریکہ زینبؑ نہیں ہے کوئی شریک اُن کا<text:line-break/>اگر نہ ہوتیں جناب زینبؑ تو کون عابدؑ کے ساتھ چلتا<text:span text:style-name="T1"><text:line-break/></text:span><text:span text:style-name="T1"/></text:p>
              </table:table-cell>
            </table:table-row>
            <table:table-row table:style-name="ro1">
              <table:table-cell table:style-name="ce2">
                <text:p text:style-name="P1">یزید نے اپنے طور پر تو لیا تھا بَدر و اُحد کا بَدلہ<text:line-break/>اگر نہ ہوتیں جناب زینبؑ نہ بجتا دینِ خدا کا ڈنکا<text:span text:style-name="T1"><text:line-break/></text:span><text:span text:style-name="T1"/></text:p>
              </table:table-cell>
            </table:table-row>
            <table:table-row table:style-name="ro1">
              <table:table-cell table:style-name="ce2">
                <text:p text:style-name="P1">صحابیت کی نقاب چہرے پہ ڈالے رکھی تھی اہل شر نے<text:line-break/>اگر نہ ہوتیں جناب زینبؑ دکھائی دیتا نہ اصلی چہرہ<text:span text:style-name="T1"><text:line-break/></text:span><text:span text:style-name="T1"/></text:p>
              </table:table-cell>
            </table:table-row>
            <table:table-row table:style-name="ro1">
              <table:table-cell table:style-name="ce2">
                <text:p text:style-name="P1">یزید اعلانیہ تھا کرتا شراب نوشی سیاہ کاری<text:line-break/>اگر نہ ہوتیں جناب زینبؑ تو کون دِکھالاتا حق کا رَستہ<text:span text:style-name="T1"><text:line-break/></text:span><text:span text:style-name="T1"/></text:p>
              </table:table-cell>
            </table:table-row>
            <table:table-row table:style-name="ro1">
              <table:table-cell table:style-name="ce2">
                <text:p text:style-name="P1">یزید تھا بھانجہ نواسہ صلیبیوں کا تو اِس لئے بھی<text:line-break/>اگر نہ ہوتیں جناب زینبؑ تو ہوتا باطل کا دَور دَورہ<text:span text:style-name="T1"><text:line-break/></text:span><text:span text:style-name="T1"/></text:p>
              </table:table-cell>
            </table:table-row>
            <table:table-row table:style-name="ro1">
              <table:table-cell table:style-name="ce2">
                <text:p text:style-name="P1">یزید تَکذیب کررہا تھا نزولِ وَحی اور رسولِؐ حق کی<text:line-break/>اگر نہ ہوتیں جناب زینبؑ تو کون حق کا لگاتا نعرہ<text:span text:style-name="T1"><text:line-break/></text:span><text:span text:style-name="T1"/></text:p>
              </table:table-cell>
            </table:table-row>
            <table:table-row table:style-name="ro1">
              <table:table-cell table:style-name="ce2">
                <text:p text:style-name="P1">تھے سارے حِرص و حَوَس کے بندے، یا خوف اَور مصلحت کے مَارے<text:line-break/>اگر نہ ہوتیں جناب زینبؑ کہیں نہ ملتا خدا کا بندہ<text:span text:style-name="T1"><text:line-break/></text:span><text:span text:style-name="T1"/></text:p>
              </table:table-cell>
            </table:table-row>
            <table:table-row table:style-name="ro1">
              <table:table-cell table:style-name="ce2">
                <text:p text:style-name="P1">تھے ساتھ ہوں تو امام دوراں بھی اور اہلِ حرم بھی لیکن<text:line-break/>اگر نہ ہوتیں جناب زینبؑ نہ ہوتی تسخیرِ شام و کوفہ<text:span text:style-name="T1"><text:line-break/></text:span><text:span text:style-name="T1"/></text:p>
              </table:table-cell>
            </table:table-row>
            <table:table-row table:style-name="ro1">
              <table:table-cell table:style-name="ce2">
                <text:p text:style-name="P1">علیؑ کی بیٹی نے ہر قدم پر بیاں کیا مقصدِ شہادت<text:line-break/>اگر نہ ہوتیں جناب زینبؑ تعرّفِ کربلا نہ ہوتا<text:span text:style-name="T1"><text:line-break/></text:span><text:span text:style-name="T1"/></text:p>
              </table:table-cell>
            </table:table-row>
            <table:table-row table:style-name="ro1">
              <table:table-cell table:style-name="ce2">
                <text:p text:style-name="P1">تھی چونکہ تَشہیر اَور اسیری بھی شاہ کے امتحاں میں شامل<text:line-break/>اگر نہ ہوتیں جناب زینبؑ تو کیسے ہوتا یہ عہد پورا<text:span text:style-name="T1"><text:line-break/></text:span><text:span text:style-name="T1"/></text:p>
              </table:table-cell>
            </table:table-row>
            <table:table-row table:style-name="ro1">
              <table:table-cell table:style-name="ce2">
                <text:p text:style-name="P1">بنو اُمیہ مِٹارہے تھے تمام آثارِ دین یَکسر<text:line-break/>اگر نہ ہوتیں جناب زینبؑ مُعاویت پر نقاب رہتا<text:span text:style-name="T1"><text:line-break/></text:span><text:span text:style-name="T1"/></text:p>
              </table:table-cell>
            </table:table-row>
            <table:table-row table:style-name="ro1">
              <table:table-cell table:style-name="ce2">
                <text:p text:style-name="P1">قلم فروش و ضمیر مُردہ چلے تھے تاریخ مسخ کرنے<text:line-break/>اگر نہ ہوتیں جناب زینبؑ شریف کہلاتی نسلِ ہندہ<text:span text:style-name="T1"><text:line-break/></text:span><text:span text:style-name="T1"/></text:p>
              </table:table-cell>
            </table:table-row>
            <table:table-row table:style-name="ro1">
              <table:table-cell table:style-name="ce2">
                <text:p text:style-name="P1">ہوا جو بعدِ شہادت اُن کے وہ ہوتا کرب و بلا سے پہلے<text:line-break/>اگر نہ ہوتیں جناب زینبؑ تباہ ہوتے مدینہ مکہ<text:span text:style-name="T1"><text:line-break/></text:span><text:span text:style-name="T1"/></text:p>
              </table:table-cell>
            </table:table-row>
            <table:table-row table:style-name="ro1">
              <table:table-cell table:style-name="ce2">
                <text:p text:style-name="P1">یہ جتنے حافظ ہیں اور قاری ہیں سب پہ خُطبات اِن کے بھاری<text:line-break/>اگر نہ ہوتیں جناب زینبؑ نہ ہوتا قران پڑھنے والا<text:span text:style-name="T1"><text:line-break/></text:span><text:span text:style-name="T1"/></text:p>
              </table:table-cell>
            </table:table-row>
            <table:table-row table:style-name="ro2">
              <table:table-cell table:style-name="ce2">
                <text:p text:style-name="P1">گِنائیں کیا کیا فضائل اِن کے یہ کہنا کافی ہے سبؔطِ جعفر<text:line-break/>اگر نہ ہوتیں جناب زینبؑ نہ جانے کیا ہوتا کیا نہ ہوتا<text:span text:style-name="T1"><text:line-break/></text:span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magenta-title-with-border" style:family="table-cell" style:parent-style-name="default">
      <loext:graphic-properties draw:fill="solid" draw:fill-color="#d62e4e"/>
      <style:paragraph-properties fo:border="0.28pt solid #666666"/>
      <style:text-properties fo:color="#ffffff" loext:opacity="100%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magenta-gray">
      <table:first-row table:style-name="magenta-title-with-border"/>
      <table:last-row table:style-name="magenta-title-with-border"/>
      <table:first-column table:style-name="magenta-title-with-border"/>
      <table:last-column table:style-name="magenta-title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14.833cm" fo:page-height="40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7:20:43.186333500</meta:creation-date>
    <dc:date>2026-01-27T14:14:06.423054300</dc:date>
    <meta:editing-duration>PT8M12S</meta:editing-duration>
    <meta:editing-cycles>3</meta:editing-cycles>
    <meta:generator>LibreOffice/25.8.4.2$Windows_X86_64 LibreOffice_project/290daaa01b999472f0c7a3890eb6a550fd74c6df</meta:generator>
    <meta:document-statistic meta:object-count="1"/>
  </office:meta>
</office:document-meta>
</file>